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5-0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8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6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2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75008" calcext:value-type="float">
            <text:p>20.23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7793548387" calcext:value-type="float">
            <text:p>19.619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9768" calcext:value-type="float">
            <text:p>20.6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1318" calcext:value-type="float">
            <text:p>20.45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2072" calcext:value-type="float">
            <text:p>19.71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87775" calcext:value-type="float">
            <text:p>20.738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97411612903" calcext:value-type="float">
            <text:p>21.919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66918709677" calcext:value-type="float">
            <text:p>22.766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718825" calcext:value-type="float">
            <text:p>24.747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44645" calcext:value-type="float">
            <text:p>25.814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29548387097" calcext:value-type="float">
            <text:p>23.27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7104" calcext:value-type="float">
            <text:p>21.10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34498064516" calcext:value-type="float">
            <text:p>21.0634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259" calcext:value-type="float">
            <text:p>21.884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46856" calcext:value-type="float">
            <text:p>21.94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932475" calcext:value-type="float">
            <text:p>22.0293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61256" calcext:value-type="float">
            <text:p>19.4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7937" calcext:value-type="float">
            <text:p>19.307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09218064516" calcext:value-type="float">
            <text:p>21.410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64358709677" calcext:value-type="float">
            <text:p>23.766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7383225806" calcext:value-type="float">
            <text:p>23.789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02198709677" calcext:value-type="float">
            <text:p>22.8002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11362580645" calcext:value-type="float">
            <text:p>21.111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35602758621" calcext:value-type="float">
            <text:p>19.8935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8929032258" calcext:value-type="float">
            <text:p>19.876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86935" calcext:value-type="float">
            <text:p>20.788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022" calcext:value-type="float">
            <text:p>20.81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364325" calcext:value-type="float">
            <text:p>19.243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45224" calcext:value-type="float">
            <text:p>18.45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85485" calcext:value-type="float">
            <text:p>19.628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10263225806" calcext:value-type="float">
            <text:p>21.1410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78947096774" calcext:value-type="float">
            <text:p>22.8778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97414193548" calcext:value-type="float">
            <text:p>25.5597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93249032258" calcext:value-type="float">
            <text:p>25.619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84585806452" calcext:value-type="float">
            <text:p>24.808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47925517241" calcext:value-type="float">
            <text:p>22.68479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90407741935" calcext:value-type="float">
            <text:p>22.2890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52725" calcext:value-type="float">
            <text:p>22.125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19024" calcext:value-type="float">
            <text:p>21.62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54615" calcext:value-type="float">
            <text:p>20.075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87" calcext:value-type="float">
            <text:p>18.8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936925" calcext:value-type="float">
            <text:p>20.099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64498064516" calcext:value-type="float">
            <text:p>22.2064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73724705882" calcext:value-type="float">
            <text:p>25.907372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51737142857" calcext:value-type="float">
            <text:p>28.9851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7383225806" calcext:value-type="float">
            <text:p>27.599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8206451613" calcext:value-type="float">
            <text:p>24.804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44437142857" calcext:value-type="float">
            <text:p>23.1444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552825" calcext:value-type="float">
            <text:p>22.895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7602580645" calcext:value-type="float">
            <text:p>22.6747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4353548387" calcext:value-type="float">
            <text:p>21.439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5745" calcext:value-type="float">
            <text:p>18.6935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17944" calcext:value-type="float">
            <text:p>18.4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447675" calcext:value-type="float">
            <text:p>19.0544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98531612903" calcext:value-type="float">
            <text:p>20.529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15792" calcext:value-type="float">
            <text:p>21.93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8103225806" calcext:value-type="float">
            <text:p>23.603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3393548387" calcext:value-type="float">
            <text:p>21.814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76614193548" calcext:value-type="float">
            <text:p>20.347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50504" calcext:value-type="float">
            <text:p>18.61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80985" calcext:value-type="float">
            <text:p>19.838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2184" calcext:value-type="float">
            <text:p>19.7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14654545455" calcext:value-type="float">
            <text:p>18.4214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74266666667" calcext:value-type="float">
            <text:p>18.3574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421475" calcext:value-type="float">
            <text:p>19.2442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67425" calcext:value-type="float">
            <text:p>21.3966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85483870968" calcext:value-type="float">
            <text:p>22.798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39496774194" calcext:value-type="float">
            <text:p>23.243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9815483871" calcext:value-type="float">
            <text:p>22.489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9863225806" calcext:value-type="float">
            <text:p>21.2019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78195862069" calcext:value-type="float">
            <text:p>20.2078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7383483871" calcext:value-type="float">
            <text:p>20.5573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836525" calcext:value-type="float">
            <text:p>20.448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77768" calcext:value-type="float">
            <text:p>20.6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6510967742" calcext:value-type="float">
            <text:p>19.146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86016" calcext:value-type="float">
            <text:p>19.74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85725" calcext:value-type="float">
            <text:p>19.812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16224516129" calcext:value-type="float">
            <text:p>20.871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67431111111" calcext:value-type="float">
            <text:p>22.5967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54245" calcext:value-type="float">
            <text:p>22.0654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78609032258" calcext:value-type="float">
            <text:p>22.287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3946666667" calcext:value-type="float">
            <text:p>22.1653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24530526316" calcext:value-type="float">
            <text:p>21.75245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12888" calcext:value-type="float">
            <text:p>21.08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0673" calcext:value-type="float">
            <text:p>19.100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412" calcext:value-type="float">
            <text:p>18.40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2813913044" calcext:value-type="float">
            <text:p>19.363281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45259354839" calcext:value-type="float">
            <text:p>20.8245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0593548387" calcext:value-type="float">
            <text:p>23.765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84407741935" calcext:value-type="float">
            <text:p>25.1084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57169032258" calcext:value-type="float">
            <text:p>24.945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8105806452" calcext:value-type="float">
            <text:p>24.576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7004137931" calcext:value-type="float">
            <text:p>23.1957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07085" calcext:value-type="float">
            <text:p>21.6707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37224" calcext:value-type="float">
            <text:p>20.94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3156363636" calcext:value-type="float">
            <text:p>19.2663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91" calcext:value-type="float">
            <text:p>19.4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04055" calcext:value-type="float">
            <text:p>20.770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25305" calcext:value-type="float">
            <text:p>22.5325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73127741935" calcext:value-type="float">
            <text:p>25.227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2250322581" calcext:value-type="float">
            <text:p>27.782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708" calcext:value-type="float">
            <text:p>27.50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459225" calcext:value-type="float">
            <text:p>26.0745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4317241379" calcext:value-type="float">
            <text:p>23.8574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714875" calcext:value-type="float">
            <text:p>22.907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110575" calcext:value-type="float">
            <text:p>21.801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50128" calcext:value-type="float">
            <text:p>20.90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04375" calcext:value-type="float">
            <text:p>19.7810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63437419355" calcext:value-type="float">
            <text:p>19.686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538225" calcext:value-type="float">
            <text:p>20.9653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69801290323" calcext:value-type="float">
            <text:p>23.3769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2660645161" calcext:value-type="float">
            <text:p>25.898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27725714286" calcext:value-type="float">
            <text:p>25.4127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8812903226" calcext:value-type="float">
            <text:p>24.09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58340645161" calcext:value-type="float">
            <text:p>23.965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31" calcext:value-type="float">
            <text:p>22.2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9385806452" calcext:value-type="float">
            <text:p>23.3149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27264" calcext:value-type="float">
            <text:p>23.64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516" calcext:value-type="float">
            <text:p>23.5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60541935484" calcext:value-type="float">
            <text:p>19.92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4905" calcext:value-type="float">
            <text:p>20.307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57677419355" calcext:value-type="float">
            <text:p>21.93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73956129032" calcext:value-type="float">
            <text:p>23.997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24215" calcext:value-type="float">
            <text:p>22.422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42944516129" calcext:value-type="float">
            <text:p>20.914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0957419355" calcext:value-type="float">
            <text:p>20.369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03194482759" calcext:value-type="float">
            <text:p>19.7403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24735483871" calcext:value-type="float">
            <text:p>20.282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65065" calcext:value-type="float">
            <text:p>20.816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06192" calcext:value-type="float">
            <text:p>21.87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270925" calcext:value-type="float">
            <text:p>20.152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79357419355" calcext:value-type="float">
            <text:p>18.707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247375" calcext:value-type="float">
            <text:p>19.7924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69778064516" calcext:value-type="float">
            <text:p>21.096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198375" calcext:value-type="float">
            <text:p>23.4919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454575" calcext:value-type="float">
            <text:p>26.464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64500645161" calcext:value-type="float">
            <text:p>25.8464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64797419355" calcext:value-type="float">
            <text:p>25.3464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68554482759" calcext:value-type="float">
            <text:p>23.26685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93911724138" calcext:value-type="float">
            <text:p>22.4293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6168" calcext:value-type="float">
            <text:p>21.5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24585" calcext:value-type="float">
            <text:p>20.432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7029677419" calcext:value-type="float">
            <text:p>19.266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396525" calcext:value-type="float">
            <text:p>19.5339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88157419355" calcext:value-type="float">
            <text:p>21.9388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21076129032" calcext:value-type="float">
            <text:p>25.122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92925" calcext:value-type="float">
            <text:p>25.7229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13975" calcext:value-type="float">
            <text:p>22.8351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9086451613" calcext:value-type="float">
            <text:p>22.460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11346206897" calcext:value-type="float">
            <text:p>22.32113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78193548387" calcext:value-type="float">
            <text:p>22.987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51285" calcext:value-type="float">
            <text:p>22.745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4344516129" calcext:value-type="float">
            <text:p>22.224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317" calcext:value-type="float">
            <text:p>21.55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60335483871" calcext:value-type="float">
            <text:p>22.09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4319" calcext:value-type="float">
            <text:p>22.364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2015483871" calcext:value-type="float">
            <text:p>24.85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02998709677" calcext:value-type="float">
            <text:p>27.2502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17655" calcext:value-type="float">
            <text:p>27.841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4412903226" calcext:value-type="float">
            <text:p>25.911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70779354839" calcext:value-type="float">
            <text:p>23.717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0843870968" calcext:value-type="float">
            <text:p>21.753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77855483871" calcext:value-type="float">
            <text:p>22.3977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10275" calcext:value-type="float">
            <text:p>23.461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5848" calcext:value-type="float">
            <text:p>23.19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98325" calcext:value-type="float">
            <text:p>21.519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7509677419" calcext:value-type="float">
            <text:p>19.65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13315" calcext:value-type="float">
            <text:p>21.321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96350967742" calcext:value-type="float">
            <text:p>23.2096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4184" calcext:value-type="float">
            <text:p>27.02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45978181818" calcext:value-type="float">
            <text:p>28.77459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41058064516" calcext:value-type="float">
            <text:p>27.07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81411612903" calcext:value-type="float">
            <text:p>24.358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65100689655" calcext:value-type="float">
            <text:p>22.31651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10198709677" calcext:value-type="float">
            <text:p>21.581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32356129032" calcext:value-type="float">
            <text:p>21.193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9739354839" calcext:value-type="float">
            <text:p>21.741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4785" calcext:value-type="float">
            <text:p>21.7354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26049032258" calcext:value-type="float">
            <text:p>21.382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094475" calcext:value-type="float">
            <text:p>19.750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677625" calcext:value-type="float">
            <text:p>19.9267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86941935484" calcext:value-type="float">
            <text:p>21.99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1112727273" calcext:value-type="float">
            <text:p>23.3231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9736" calcext:value-type="float">
            <text:p>22.21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482425" calcext:value-type="float">
            <text:p>21.8348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7684" calcext:value-type="float">
            <text:p>22.61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60825882353" calcext:value-type="float">
            <text:p>22.17608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1771" calcext:value-type="float">
            <text:p>22.551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1412" calcext:value-type="float">
            <text:p>21.7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4276363636" calcext:value-type="float">
            <text:p>19.4004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6033548387" calcext:value-type="float">
            <text:p>18.592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754075" calcext:value-type="float">
            <text:p>19.9475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9647483871" calcext:value-type="float">
            <text:p>22.669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89778064516" calcext:value-type="float">
            <text:p>25.668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69847741935" calcext:value-type="float">
            <text:p>24.1269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2717419355" calcext:value-type="float">
            <text:p>21.396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26384" calcext:value-type="float">
            <text:p>20.65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9612903226" calcext:value-type="float">
            <text:p>21.308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4248" calcext:value-type="float">
            <text:p>20.39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2225" calcext:value-type="float">
            <text:p>18.92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81134545455" calcext:value-type="float">
            <text:p>18.0181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7852" calcext:value-type="float">
            <text:p>18.62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08611612903" calcext:value-type="float">
            <text:p>19.450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01981935484" calcext:value-type="float">
            <text:p>21.840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506075" calcext:value-type="float">
            <text:p>22.965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9649032258" calcext:value-type="float">
            <text:p>21.5959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38335" calcext:value-type="float">
            <text:p>20.003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23411428571" calcext:value-type="float">
            <text:p>19.6023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43925" calcext:value-type="float">
            <text:p>17.992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55009032258" calcext:value-type="float">
            <text:p>18.6455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1496774193" calcext:value-type="float">
            <text:p>19.8911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518725" calcext:value-type="float">
            <text:p>19.4051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37427096774" calcext:value-type="float">
            <text:p>18.613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893575" calcext:value-type="float">
            <text:p>19.6789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3985" calcext:value-type="float">
            <text:p>21.4763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75784" calcext:value-type="float">
            <text:p>24.61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34894545455" calcext:value-type="float">
            <text:p>26.23348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75625806452" calcext:value-type="float">
            <text:p>24.497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12152258064" calcext:value-type="float">
            <text:p>22.4312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85906206897" calcext:value-type="float">
            <text:p>21.77859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03075" calcext:value-type="float">
            <text:p>21.510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4627096774" calcext:value-type="float">
            <text:p>21.7074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84247741935" calcext:value-type="float">
            <text:p>20.4084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28283870968" calcext:value-type="float">
            <text:p>18.942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1361" calcext:value-type="float">
            <text:p>19.271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1277419355" calcext:value-type="float">
            <text:p>21.387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83632" calcext:value-type="float">
            <text:p>24.64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24162352941" calcext:value-type="float">
            <text:p>25.652416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80856" calcext:value-type="float">
            <text:p>23.7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86496551724" calcext:value-type="float">
            <text:p>23.7486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636288" calcext:value-type="float">
            <text:p>22.776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93285" calcext:value-type="float">
            <text:p>22.059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96425" calcext:value-type="float">
            <text:p>21.4309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85424" calcext:value-type="float">
            <text:p>21.40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77558709677" calcext:value-type="float">
            <text:p>19.087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7499354839" calcext:value-type="float">
            <text:p>19.568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786" calcext:value-type="float">
            <text:p>21.528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9928" calcext:value-type="float">
            <text:p>24.93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32355555556" calcext:value-type="float">
            <text:p>25.3232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74049230769" calcext:value-type="float">
            <text:p>21.96740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77351724138" calcext:value-type="float">
            <text:p>19.847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48094545454" calcext:value-type="float">
            <text:p>19.014809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355675" calcext:value-type="float">
            <text:p>19.3135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26268387097" calcext:value-type="float">
            <text:p>18.362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5235" calcext:value-type="float">
            <text:p>17.1425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48496" calcext:value-type="float">
            <text:p>17.41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67630967742" calcext:value-type="float">
            <text:p>17.756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1021935484" calcext:value-type="float">
            <text:p>18.7861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42984" calcext:value-type="float">
            <text:p>21.23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301375" calcext:value-type="float">
            <text:p>24.113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5490909091" calcext:value-type="float">
            <text:p>23.5125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32341818182" calcext:value-type="float">
            <text:p>21.44323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95445714286" calcext:value-type="float">
            <text:p>18.8895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44925" calcext:value-type="float">
            <text:p>18.8344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92496" calcext:value-type="float">
            <text:p>18.32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911325" calcext:value-type="float">
            <text:p>17.2891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81608" calcext:value-type="float">
            <text:p>17.89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0235" calcext:value-type="float">
            <text:p>18.095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8268" calcext:value-type="float">
            <text:p>18.90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75055483871" calcext:value-type="float">
            <text:p>20.157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39345454546" calcext:value-type="float">
            <text:p>19.7039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1192" calcext:value-type="float">
            <text:p>17.48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1138" calcext:value-type="float">
            <text:p>15.201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27704" calcext:value-type="float">
            <text:p>14.34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2255" calcext:value-type="float">
            <text:p>14.758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711475" calcext:value-type="float">
            <text:p>15.7771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85001290323" calcext:value-type="float">
            <text:p>16.488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12075" calcext:value-type="float">
            <text:p>16.968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55672" calcext:value-type="float">
            <text:p>16.75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30183529412" calcext:value-type="float">
            <text:p>15.723018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019875" calcext:value-type="float">
            <text:p>16.8301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67225806452" calcext:value-type="float">
            <text:p>17.77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1116" calcext:value-type="float">
            <text:p>17.31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6596129032" calcext:value-type="float">
            <text:p>18.4896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027" calcext:value-type="float">
            <text:p>18.123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38762857143" calcext:value-type="float">
            <text:p>16.7538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08395" calcext:value-type="float">
            <text:p>15.8608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1344" calcext:value-type="float">
            <text:p>15.6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54345" calcext:value-type="float">
            <text:p>14.525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78704" calcext:value-type="float">
            <text:p>14.5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85015" calcext:value-type="float">
            <text:p>13.918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31272727273" calcext:value-type="float">
            <text:p>14.0531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959483871" calcext:value-type="float">
            <text:p>15.640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5383225807" calcext:value-type="float">
            <text:p>16.4745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3829677419" calcext:value-type="float">
            <text:p>15.944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21726451613" calcext:value-type="float">
            <text:p>16.572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476137931" calcext:value-type="float">
            <text:p>14.37247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340325" calcext:value-type="float">
            <text:p>13.5134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0330322581" calcext:value-type="float">
            <text:p>13.6730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8624" calcext:value-type="float">
            <text:p>12.79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93925" calcext:value-type="float">
            <text:p>12.467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4368" calcext:value-type="float">
            <text:p>12.23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20875" calcext:value-type="float">
            <text:p>12.719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541" calcext:value-type="float">
            <text:p>14.234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28408" calcext:value-type="float">
            <text:p>15.97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45915" calcext:value-type="float">
            <text:p>16.924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30848" calcext:value-type="float">
            <text:p>15.55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08861935484" calcext:value-type="float">
            <text:p>14.390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7825714286" calcext:value-type="float">
            <text:p>13.5547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647525" calcext:value-type="float">
            <text:p>12.9464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2232727273" calcext:value-type="float">
            <text:p>13.5512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8128" calcext:value-type="float">
            <text:p>13.3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053" calcext:value-type="float">
            <text:p>12.616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55618064516" calcext:value-type="float">
            <text:p>12.815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3824516129" calcext:value-type="float">
            <text:p>13.236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6472727273" calcext:value-type="float">
            <text:p>14.2766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6056774194" calcext:value-type="float">
            <text:p>16.681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5187096774" calcext:value-type="float">
            <text:p>17.96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40438709677" calcext:value-type="float">
            <text:p>18.344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05468387097" calcext:value-type="float">
            <text:p>16.960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91751724138" calcext:value-type="float">
            <text:p>16.129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5905" calcext:value-type="float">
            <text:p>15.773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1256774194" calcext:value-type="float">
            <text:p>17.032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5640516129" calcext:value-type="float">
            <text:p>14.305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4043636364" calcext:value-type="float">
            <text:p>12.52940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79408" calcext:value-type="float">
            <text:p>12.3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09935" calcext:value-type="float">
            <text:p>12.5209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9055" calcext:value-type="float">
            <text:p>12.9599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9349677419" calcext:value-type="float">
            <text:p>14.645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18750967742" calcext:value-type="float">
            <text:p>14.4618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8614193548" calcext:value-type="float">
            <text:p>12.8038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5207741936" calcext:value-type="float">
            <text:p>12.7945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78837142857" calcext:value-type="float">
            <text:p>12.5678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4302" calcext:value-type="float">
            <text:p>13.084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95984516129" calcext:value-type="float">
            <text:p>13.059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8912" calcext:value-type="float">
            <text:p>13.1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07675" calcext:value-type="float">
            <text:p>12.044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00624" calcext:value-type="float">
            <text:p>11.98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2605" calcext:value-type="float">
            <text:p>12.371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861" calcext:value-type="float">
            <text:p>13.365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43686153846" calcext:value-type="float">
            <text:p>15.43436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1251612903" calcext:value-type="float">
            <text:p>15.467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19907096774" calcext:value-type="float">
            <text:p>14.501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81288" calcext:value-type="float">
            <text:p>14.84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0916129032" calcext:value-type="float">
            <text:p>15.088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933" calcext:value-type="float">
            <text:p>14.322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41104" calcext:value-type="float">
            <text:p>13.63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35032258065" calcext:value-type="float">
            <text:p>12.543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69736" calcext:value-type="float">
            <text:p>12.05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3091612903" calcext:value-type="float">
            <text:p>11.9863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40265" calcext:value-type="float">
            <text:p>12.4040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8237142857" calcext:value-type="float">
            <text:p>13.2308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3004173913" calcext:value-type="float">
            <text:p>14.793004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28008" calcext:value-type="float">
            <text:p>14.3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88585" calcext:value-type="float">
            <text:p>14.488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4328571429" calcext:value-type="float">
            <text:p>14.4034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51775" calcext:value-type="float">
            <text:p>14.4295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6268" calcext:value-type="float">
            <text:p>14.33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58536" calcext:value-type="float">
            <text:p>14.52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55675" calcext:value-type="float">
            <text:p>14.065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09528" calcext:value-type="float">
            <text:p>13.82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690225" calcext:value-type="float">
            <text:p>14.076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88598709677" calcext:value-type="float">
            <text:p>15.728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886875" calcext:value-type="float">
            <text:p>17.6188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7476129032" calcext:value-type="float">
            <text:p>16.907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57070967742" calcext:value-type="float">
            <text:p>16.165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42019310345" calcext:value-type="float">
            <text:p>15.38420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71365" calcext:value-type="float">
            <text:p>14.4271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4967" calcext:value-type="float">
            <text:p>14.594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95736" calcext:value-type="float">
            <text:p>15.0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79125" calcext:value-type="float">
            <text:p>13.9507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38775" calcext:value-type="float">
            <text:p>13.770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47275" calcext:value-type="float">
            <text:p>14.0694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81701176471" calcext:value-type="float">
            <text:p>14.808170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2287483871" calcext:value-type="float">
            <text:p>17.1222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416125" calcext:value-type="float">
            <text:p>18.0541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6170322581" calcext:value-type="float">
            <text:p>16.8216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31855483871" calcext:value-type="float">
            <text:p>16.073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7382068966" calcext:value-type="float">
            <text:p>15.27373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06660645161" calcext:value-type="float">
            <text:p>14.620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22725" calcext:value-type="float">
            <text:p>14.0102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9744" calcext:value-type="float">
            <text:p>14.45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76725" calcext:value-type="float">
            <text:p>13.7587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41272" calcext:value-type="float">
            <text:p>12.85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86985" calcext:value-type="float">
            <text:p>13.208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9504516129" calcext:value-type="float">
            <text:p>14.3519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58637419355" calcext:value-type="float">
            <text:p>15.845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5806451613" calcext:value-type="float">
            <text:p>16.02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37775483871" calcext:value-type="float">
            <text:p>14.713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4536774194" calcext:value-type="float">
            <text:p>13.179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0392" calcext:value-type="float">
            <text:p>13.03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60704516129" calcext:value-type="float">
            <text:p>13.026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674725" calcext:value-type="float">
            <text:p>12.8367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21825" calcext:value-type="float">
            <text:p>13.1762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1101" calcext:value-type="float">
            <text:p>13.381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720475" calcext:value-type="float">
            <text:p>12.687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37971612903" calcext:value-type="float">
            <text:p>13.2237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092" calcext:value-type="float">
            <text:p>14.5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58534193548" calcext:value-type="float">
            <text:p>15.025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44408" calcext:value-type="float">
            <text:p>13.53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51912258065" calcext:value-type="float">
            <text:p>13.0951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5137142857" calcext:value-type="float">
            <text:p>13.0365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62214193548" calcext:value-type="float">
            <text:p>12.636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4560516129" calcext:value-type="float">
            <text:p>13.2845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9808" calcext:value-type="float">
            <text:p>13.5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902675" calcext:value-type="float">
            <text:p>13.5490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9708387097" calcext:value-type="float">
            <text:p>12.732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565" calcext:value-type="float">
            <text:p>12.902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343075" calcext:value-type="float">
            <text:p>13.7334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393125" calcext:value-type="float">
            <text:p>16.2139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95202580645" calcext:value-type="float">
            <text:p>15.039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66180645161" calcext:value-type="float">
            <text:p>14.236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8888275862" calcext:value-type="float">
            <text:p>14.10088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51612903226" calcext:value-type="float">
            <text:p>13.76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33825" calcext:value-type="float">
            <text:p>13.755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25176" calcext:value-type="float">
            <text:p>13.74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61525" calcext:value-type="float">
            <text:p>13.6856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0750967742" calcext:value-type="float">
            <text:p>13.395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25411612903" calcext:value-type="float">
            <text:p>13.842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00175483871" calcext:value-type="float">
            <text:p>15.110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164" calcext:value-type="float">
            <text:p>16.6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13555" calcext:value-type="float">
            <text:p>16.941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4304" calcext:value-type="float">
            <text:p>15.8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45163870968" calcext:value-type="float">
            <text:p>15.6845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88165714286" calcext:value-type="float">
            <text:p>14.5888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30379354839" calcext:value-type="float">
            <text:p>14.253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90072258064" calcext:value-type="float">
            <text:p>13.9090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6416" calcext:value-type="float">
            <text:p>14.22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771575" calcext:value-type="float">
            <text:p>13.7277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1703225807" calcext:value-type="float">
            <text:p>12.768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448275" calcext:value-type="float">
            <text:p>12.2444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7076129032" calcext:value-type="float">
            <text:p>12.777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43452903226" calcext:value-type="float">
            <text:p>14.094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3485" calcext:value-type="float">
            <text:p>14.2183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44338064516" calcext:value-type="float">
            <text:p>12.934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5161290323" calcext:value-type="float">
            <text:p>12.425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18328" calcext:value-type="float">
            <text:p>11.97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86118709677" calcext:value-type="float">
            <text:p>11.458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100125" calcext:value-type="float">
            <text:p>11.821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7048" calcext:value-type="float">
            <text:p>12.34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12825" calcext:value-type="float">
            <text:p>12.075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4147096774" calcext:value-type="float">
            <text:p>11.7984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44725" calcext:value-type="float">
            <text:p>11.960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8183225807" calcext:value-type="float">
            <text:p>12.618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799483871" calcext:value-type="float">
            <text:p>13.9797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66025" calcext:value-type="float">
            <text:p>13.6646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36487741936" calcext:value-type="float">
            <text:p>11.9136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4446451613" calcext:value-type="float">
            <text:p>11.890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6946206897" calcext:value-type="float">
            <text:p>12.32369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33811612903" calcext:value-type="float">
            <text:p>12.943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613" calcext:value-type="float">
            <text:p>12.905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732" calcext:value-type="float">
            <text:p>12.7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141" calcext:value-type="float">
            <text:p>12.558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6088516129" calcext:value-type="float">
            <text:p>12.556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7127741936" calcext:value-type="float">
            <text:p>12.4257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1485" calcext:value-type="float">
            <text:p>12.999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4432" calcext:value-type="float">
            <text:p>14.1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046" calcext:value-type="float">
            <text:p>15.227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4936" calcext:value-type="float">
            <text:p>14.8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04521290323" calcext:value-type="float">
            <text:p>14.580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3337931035" calcext:value-type="float">
            <text:p>14.6393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0696774194" calcext:value-type="float">
            <text:p>14.298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437" calcext:value-type="float">
            <text:p>14.545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74944" calcext:value-type="float">
            <text:p>14.54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0535" calcext:value-type="float">
            <text:p>14.1440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85682580645" calcext:value-type="float">
            <text:p>13.518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5646451613" calcext:value-type="float">
            <text:p>14.3745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55112258064" calcext:value-type="float">
            <text:p>15.6555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10211764706" calcext:value-type="float">
            <text:p>16.9110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69461818182" calcext:value-type="float">
            <text:p>15.83694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783075" calcext:value-type="float">
            <text:p>14.647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5495172414" calcext:value-type="float">
            <text:p>14.2895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4385" calcext:value-type="float">
            <text:p>14.1764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5469090909" calcext:value-type="float">
            <text:p>13.8315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07075" calcext:value-type="float">
            <text:p>14.2820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66555" calcext:value-type="float">
            <text:p>13.6266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4877419355" calcext:value-type="float">
            <text:p>13.21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2064516129" calcext:value-type="float">
            <text:p>13.35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0800516129" calcext:value-type="float">
            <text:p>13.6808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27448" calcext:value-type="float">
            <text:p>14.44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424625" calcext:value-type="float">
            <text:p>14.924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84248" calcext:value-type="float">
            <text:p>14.16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74980645161" calcext:value-type="float">
            <text:p>13.657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0267586207" calcext:value-type="float">
            <text:p>13.35202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3047741936" calcext:value-type="float">
            <text:p>13.3523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1153548387" calcext:value-type="float">
            <text:p>13.545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23528" calcext:value-type="float">
            <text:p>13.59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549" calcext:value-type="float">
            <text:p>13.155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85860645161" calcext:value-type="float">
            <text:p>13.2185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79256774194" calcext:value-type="float">
            <text:p>13.907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71775" calcext:value-type="float">
            <text:p>14.124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3623225807" calcext:value-type="float">
            <text:p>14.6853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341775" calcext:value-type="float">
            <text:p>15.153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86990967742" calcext:value-type="float">
            <text:p>14.958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4387096774" calcext:value-type="float">
            <text:p>13.51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8291428571" calcext:value-type="float">
            <text:p>13.2198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10925" calcext:value-type="float">
            <text:p>13.4471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4139354839" calcext:value-type="float">
            <text:p>13.832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57945" calcext:value-type="float">
            <text:p>13.595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4975" calcext:value-type="float">
            <text:p>13.124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37945" calcext:value-type="float">
            <text:p>12.833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16523870968" calcext:value-type="float">
            <text:p>12.581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00609032258" calcext:value-type="float">
            <text:p>13.2200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87574193548" calcext:value-type="float">
            <text:p>14.638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4632727273" calcext:value-type="float">
            <text:p>15.4714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052" calcext:value-type="float">
            <text:p>14.38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12575" calcext:value-type="float">
            <text:p>12.8171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159" calcext:value-type="float">
            <text:p>12.72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40515" calcext:value-type="float">
            <text:p>12.6040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4957419355" calcext:value-type="float">
            <text:p>13.282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6278709677" calcext:value-type="float">
            <text:p>13.872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84275" calcext:value-type="float">
            <text:p>13.2198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0500645161" calcext:value-type="float">
            <text:p>13.502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4162580645" calcext:value-type="float">
            <text:p>14.2074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19328" calcext:value-type="float">
            <text:p>15.31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794" calcext:value-type="float">
            <text:p>16.25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5592" calcext:value-type="float">
            <text:p>15.54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0580645161" calcext:value-type="float">
            <text:p>13.94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5322857143" calcext:value-type="float">
            <text:p>13.23953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71522580645" calcext:value-type="float">
            <text:p>12.857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11308387097" calcext:value-type="float">
            <text:p>13.251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9824" calcext:value-type="float">
            <text:p>13.37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44049032258" calcext:value-type="float">
            <text:p>12.924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4936774194" calcext:value-type="float">
            <text:p>12.7374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51744516129" calcext:value-type="float">
            <text:p>12.715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5530322581" calcext:value-type="float">
            <text:p>13.2615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4079" calcext:value-type="float">
            <text:p>16.634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18416" calcext:value-type="float">
            <text:p>16.4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3618064516" calcext:value-type="float">
            <text:p>15.406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9324137931" calcext:value-type="float">
            <text:p>14.383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37904516129" calcext:value-type="float">
            <text:p>13.833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02108387097" calcext:value-type="float">
            <text:p>13.5102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1504" calcext:value-type="float">
            <text:p>12.93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7956129032" calcext:value-type="float">
            <text:p>12.719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78575483871" calcext:value-type="float">
            <text:p>13.06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4387096774" calcext:value-type="float">
            <text:p>13.133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2758709677" calcext:value-type="float">
            <text:p>13.7232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98608" calcext:value-type="float">
            <text:p>14.98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8625" calcext:value-type="float">
            <text:p>17.18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70632" calcext:value-type="float">
            <text:p>16.7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3819354839" calcext:value-type="float">
            <text:p>15.100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83911428571" calcext:value-type="float">
            <text:p>14.6683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21589677419" calcext:value-type="float">
            <text:p>14.1521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2296774194" calcext:value-type="float">
            <text:p>14.81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8944" calcext:value-type="float">
            <text:p>14.4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8454193548" calcext:value-type="float">
            <text:p>13.0568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7628" calcext:value-type="float">
            <text:p>12.51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356" calcext:value-type="float">
            <text:p>12.50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5148" calcext:value-type="float">
            <text:p>12.99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868" calcext:value-type="float">
            <text:p>14.3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914" calcext:value-type="float">
            <text:p>15.9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3104" calcext:value-type="float">
            <text:p>13.9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316" calcext:value-type="float">
            <text:p>12.9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444" calcext:value-type="float">
            <text:p>13.07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156" calcext:value-type="float">
            <text:p>12.93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1916" calcext:value-type="float">
            <text:p>12.2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6572" calcext:value-type="float">
            <text:p>12.1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356" calcext:value-type="float">
            <text:p>12.50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16688" calcext:value-type="float">
            <text:p>13.96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6" calcext:value-type="float">
            <text:p>12.6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1476" calcext:value-type="float">
            <text:p>12.57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04" calcext:value-type="float">
            <text:p>12.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084" calcext:value-type="float">
            <text:p>12.22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412" calcext:value-type="float">
            <text:p>12.18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356" calcext:value-type="float">
            <text:p>12.50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096" calcext:value-type="float">
            <text:p>11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544" calcext:value-type="float">
            <text:p>11.4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348" calcext:value-type="float">
            <text:p>11.9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552" calcext:value-type="float">
            <text:p>12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768" calcext:value-type="float">
            <text:p>13.1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116" calcext:value-type="float">
            <text:p>13.37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472" calcext:value-type="float">
            <text:p>13.1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554" calcext:value-type="float">
            <text:p>12.57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116" calcext:value-type="float">
            <text:p>12.10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4644" calcext:value-type="float">
            <text:p>12.26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762" calcext:value-type="float">
            <text:p>11.4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3612" calcext:value-type="float">
            <text:p>11.3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78" calcext:value-type="float">
            <text:p>11.44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7584" calcext:value-type="float">
            <text:p>11.6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428" calcext:value-type="float">
            <text:p>12.06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464" calcext:value-type="float">
            <text:p>13.8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924" calcext:value-type="float">
            <text:p>14.7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6804" calcext:value-type="float">
            <text:p>14.30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89942857143" calcext:value-type="float">
            <text:p>9.0468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988" calcext:value-type="float">
            <text:p>12.22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1616" calcext:value-type="float">
            <text:p>11.1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3372" calcext:value-type="float">
            <text:p>10.72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168" calcext:value-type="float">
            <text:p>11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396" calcext:value-type="float">
            <text:p>11.29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732" calcext:value-type="float">
            <text:p>11.69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8232" calcext:value-type="float">
            <text:p>12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35608218130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56" meta:object-count="0"/>
    <meta:user-defined meta:name="AppVersion">3.0</meta:user-defined>
  </office:meta>
</office:document-meta>
</file>